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04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99cm" svg:height="1.778cm" svg:x="2.397cm" svg:y="9.509cm">
          <text:p text:style-name="P1"><text:span text:style-name="T1">Breakpoint Path Loss 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72cm" svg:height="1.778cm" svg:x="8.239cm" svg:y="9.509cm">
          <text:p text:style-name="P1"><text:span text:style-name="T1">Log Normal Shadowing 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1.778cm" svg:x="13.954cm" svg:y="9.509cm">
          <text:p text:style-name="P1"><text:span text:style-name="T1">Simple Obstacle Shadowing Model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096cm" svg:y1="10.271cm" svg:x2="8.239cm" svg:y2="10.271cm">
          <text:p/>
        </draw:line>
        <draw:line draw:style-name="gr2" draw:text-style-name="P2" draw:layer="layout" svg:x1="12.811cm" svg:y1="10.398cm" svg:x2="13.954cm" svg:y2="10.398cm">
          <text:p/>
        </draw:line>
        <draw:line draw:style-name="gr2" draw:text-style-name="P2" draw:layer="layout" svg:x1="1.127cm" svg:y1="10.271cm" svg:x2="2.397cm" svg:y2="10.271cm">
          <text:p/>
        </draw:line>
        <draw:line draw:style-name="gr2" draw:text-style-name="P2" draw:layer="layout" svg:x1="18.907cm" svg:y1="10.398cm" svg:x2="21.32cm" svg:y2="10.398cm">
          <text:p/>
        </draw:line>
        <draw:frame draw:style-name="gr3" draw:text-style-name="P3" draw:layer="layout" svg:width="1.734cm" svg:height="0.839cm" svg:x="0.365cm" svg:y="9.509cm">
          <draw:text-box>
            <text:p text:style-name="P3"><text:span text:style-name="T2">RSSI</text:span></text:p>
          </draw:text-box>
        </draw:frame>
        <draw:frame draw:style-name="gr4" draw:text-style-name="P3" draw:layer="layout" svg:width="2.369cm" svg:height="1.271cm" svg:x="18.907cm" svg:y="8.874cm">
          <draw:text-box>
            <text:p text:style-name="P3"><text:span text:style-name="T2">RSSI </text:span><text:span text:style-name="T3">atenuado</text:span></text:p>
          </draw:text-box>
        </draw:frame>
        <draw:custom-shape draw:style-name="gr1" draw:text-style-name="P1" draw:layer="layout" svg:width="4.953cm" svg:height="1.778cm" svg:x="21.32cm" svg:y="9.509cm">
          <text:p text:style-name="P1"><text:span text:style-name="T1">PHY Lay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nobrega </meta:initial-creator>
    <meta:creation-date>2012-10-29T04:26:15</meta:creation-date>
    <dc:date>2012-10-29T05:02:21</dc:date>
    <dc:creator>mnobrega </dc:creator>
    <meta:editing-duration>PT32M15S</meta:editing-duration>
    <meta:editing-cycles>3</meta:editing-cycles>
    <meta:generator>LibreOffice/3.5$Linux_X86_64 LibreOffice_project/350m1$Build-2</meta:generator>
    <meta:document-statistic meta:object-count="10"/>
  </office:meta>
</office:document-meta>
</file>